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ira Sans" svg:font-family="'Fira Sans'" style:font-family-generic="swiss"/>
    <style:font-face style:name="Fira Sans1" svg:font-family="'Fira Sans'" style:font-adornments="Regular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Roboto Slab" svg:font-family="'Roboto Slab'" style:font-adornments="Negrito" style:font-pitch="variable"/>
    <style:font-face style:name="Roboto Slab1" svg:font-family="'Roboto Slab'" style:font-adornments="Regular" style:font-pitch="variable"/>
    <style:font-face style:name="StarSymbol" svg:font-family="StarSymbol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ira Sans" svg:font-family="'Fira Sans'" style:font-family-generic="swiss"/>
    <style:font-face style:name="Fira Sans1" svg:font-family="'Fira Sans'" style:font-adornments="Regular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Roboto Slab" svg:font-family="'Roboto Slab'" style:font-adornments="Negrito" style:font-pitch="variable"/>
    <style:font-face style:name="Roboto Slab1" svg:font-family="'Roboto Slab'" style:font-adornments="Regular" style:font-pitch="variable"/>
    <style:font-face style:name="StarSymbol" svg:font-family="Star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Fira Sans" fo:font-size="12pt" fo:language="pt" fo:country="BR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Fira Sans" fo:font-size="12pt" fo:language="pt" fo:country="BR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1" fo:font-family="'Fira Sans'" style:font-style-name="Regular" style:font-family-generic="swiss" style:font-pitch="variable" fo:font-size="18pt" fo:font-weight="normal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 Slab1" fo:font-family="'Roboto Slab'" style:font-style-name="Regular" style:font-pitch="variable" fo:font-size="20pt" fo:font-weight="normal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orphans="3" fo:widows="3" fo:hyphenation-ladder-count="2" fo:hyphenation-keep="auto" loext:hyphenation-keep-type="column" fo:text-indent="2cm" style:auto-text-indent="false" style:page-number="auto"/>
      <style:text-properties fo:hyphenate="true" fo:hyphenation-remain-char-count="3" fo:hyphenation-push-char-count="3" loext:hyphenation-no-caps="false" loext:hyphenation-no-last-word="false" loext:hyphenation-word-char-count="5" loext:hyphenation-zone="no-limit" loext:hyphenation-compound-remain-char-count="2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0%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10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20pt" fo:font-style="italic" fo:font-weight="normal" style:font-size-asian="75%" style:font-weight-asian="bold" style:font-size-complex="75%" style:font-weight-complex="600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 style:master-page-name="">
      <style:paragraph-properties fo:orphans="3" fo:widows="3" fo:hyphenation-ladder-count="2" fo:hyphenation-keep="auto" loext:hyphenation-keep-type="column" style:page-number="auto" fo:keep-with-next="always"/>
      <style:text-properties fo:hyphenate="true" fo:hyphenation-remain-char-count="3" fo:hyphenation-push-char-count="3" loext:hyphenation-no-caps="false" loext:hyphenation-no-last-word="false" loext:hyphenation-word-char-count="5" loext:hyphenation-zone="no-limit" loext:hyphenation-compound-remain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Roboto Slab" fo:font-family="'Roboto Slab'" style:font-style-name="Negrito" style:font-pitch="variable" fo:font-size="160%" fo:font-weight="bold" style:font-size-asian="28pt" style:font-weight-asian="bold" style:font-size-complex="28pt" style:font-weight-complex="60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3465a4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0-15T19:20:00.998287037</dc:date>
    <dc:creator>Almino Melo</dc:creator>
    <meta:editing-duration>PT7M55S</meta:editing-duration>
    <meta:editing-cycles>8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